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style:font-name="Arial1" fo:font-size="12pt" style:font-size-asian="10.5pt" style:font-size-complex="12pt"/>
    </style:style>
    <style:style style:name="T1" style:family="text">
      <style:text-properties style:font-name="Arial1"/>
    </style:style>
    <style:style style:name="T2" style:family="text">
      <style:text-properties fo:font-size="12pt"/>
    </style:style>
    <style:style style:name="T3" style:family="text">
      <style:text-properties style:font-size-asian="10.5pt"/>
    </style:style>
    <style:style style:name="T4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Mantis</text:h>
      <text:p text:style-name="Text_20_body">At this time we have no documentation for the Mantis bug tracker instal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7-17T19:35:36</dc:date>
    <dc:language>en-GB</dc:language>
    <meta:editing-cycles>6</meta:editing-cycles>
    <meta:editing-duration>PT2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4" meta:character-count="84"/>
  </office:meta>
</office:document-meta>
</file>